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2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, FF 3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Isaac M. Wise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21 November 1873</text:p>
      <text:p text:style-name="P6">Month<text:tab/><text:tab/><text:tab/><text:tab/><text:tab/><text:tab/>November</text:p>
      <text:p text:style-name="P6">Year<text:tab/><text:tab/><text:tab/><text:tab/><text:tab/><text:tab/>1873</text:p>
      <text:p text:style-name="P6">Hebrew Date<text:tab/><text:tab/><text:tab/><text:tab/><text:tab/></text:p>
      <text:p text:style-name="P6">Undated</text:p>
      <text:p text:style-name="P6">City<text:tab/><text:tab/><text:tab/><text:tab/><text:tab/><text:tab/>Cincinnati</text:p>
      <text:p text:style-name="P6">State<text:tab/><text:tab/><text:tab/><text:tab/><text:tab/><text:tab/>Ohio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lso available in AJA Microfilm, Reel #207. <text:s/>A photocopy of the manuscript is also available in Box 19, FF 7.</text:p>
      <text:p text:style-name="P6"/>
      <text:p text:style-name="P6">VII Transcription</text:p>
      <text:p text:style-name="P2">(Symbols: <text:s/>? = uncertain; [ ] = supplied information; / = end of line)</text:p>
      <text:p text:style-name="P2"/>
      <text:p text:style-name="P2">[Page 1]</text:p>
      <text:p text:style-name="P2">OFFICE OF/</text:p>
      <text:p text:style-name="P3">The Israelite and Deborah,/</text:p>
      <text:p text:style-name="P3">150 WEST FOURTH STREET./</text:p>
      <text:p text:style-name="P2">ISAAC M. WISE,/</text:p>
      <text:p text:style-name="P2"><text:tab/>Editor and Proprietor./</text:p>
      <text:p text:style-name="P4">Cincinnati, Nov. 21 1873/</text:p>
      <text:p text:style-name="P4">Rev. Mr. Morais/</text:p>
      <text:p text:style-name="P2">Dear Sir &amp; Colleague/</text:p>
      <text:p text:style-name="P2"><text:tab/>I thank you heartily/ for your kind sympathy/ expressed in your letter to Friend/ Ezekiel. <text:s/>My wife [Hebrew] improves,/ and will be out of bed in a/ few weeks./</text:p>
      <text:p text:style-name="P2"><text:tab/>As regards the revision/ of the Bible to be proposed to/ the “Union”, I certainly had you/ and some other prominent/ Hebraists in my mind, when/ I wrote that suggestion. <text:s/>I believe,/ we can unite twenty to thirty/ good men, to do the work/ properly and promptly. <text:s/>We might/ lay down, by common consent,/ general principles, and then/ each work his portion, to be/ submitted to the others engaged/</text:p>
      <text:p text:style-name="P2"/>
      <text:p text:style-name="P2">[Page 2]</text:p>
      <text:p text:style-name="P3">2/</text:p>
      <text:p text:style-name="P2"><text:soft-page-break/>in the work, so as to secure/ Unity of Style. <text:s/>All this/ could be done without/ much trouble to anybody./</text:p>
      <text:p text:style-name="P2"><text:tab/>Whenever the “Union”/ will have a hundred con-/gregations with ten thousand/ members, this and many other/ useful and necessary things can/ be done easily. <text:s/>I would also/ like to see the Hebrew philo-/sophers rendered, especially/ Saadiah, Ibn Eabiral, Bachia,/ Ibn Laub, Judah Halevy, Ibn/ Zaddik, Maimonides, Personi-/des, Terescas and Albo. <text:s/>It/ could be done right here/ in this country. <text:s/>The men are/ here. <text:s/>The funds are all needed./ <text:s/>But this also has to come/ in time./</text:p>
      <text:p text:style-name="P2"><text:tab/>Wising[sic] you, dear/ sir &amp; colleague God's blessing/</text:p>
      <text:p text:style-name="P2"><text:tab/><text:tab/><text:tab/><text:tab/><text:tab/><text:tab/>I remain Yours/</text:p>
      <text:p text:style-name="P2"><text:tab/><text:tab/><text:tab/><text:tab/><text:tab/><text:tab/>Isaac M. Wis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9T10:14:54</meta:creation-date>
    <dc:date>2012-03-21T11:33:07.89</dc:date>
    <dc:language>en-US</dc:language>
    <meta:editing-cycles>4</meta:editing-cycles>
    <meta:editing-duration>PT00H09M48S</meta:editing-duration>
    <dc:creator>Penn Libraries</dc:creator>
    <meta:document-statistic meta:table-count="0" meta:image-count="0" meta:object-count="0" meta:page-count="3" meta:paragraph-count="79" meta:word-count="434" meta:character-count="2804"/>
    <meta:user-defined meta:name="Info 1"/>
    <meta:user-defined meta:name="Info 2"/>
    <meta:user-defined meta:name="Info 3"/>
    <meta:user-defined meta:name="Info 4"/>
  </office:meta>
</office:document-meta>
</file>